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BIZ UDGothic" svg:font-family="'BIZ UDGothic'" style:font-adornments="太字" style:font-family-generic="swiss" style:font-pitch="variable"/>
    <style:font-face style:name="BIZ UDGothic1" svg:font-family="'BIZ UDGothic'" style:font-adornments="標準" style:font-family-generic="swiss" style:font-pitch="variable"/>
    <style:font-face style:name="BIZ UDMincho" svg:font-family="'BIZ UDMincho'" style:font-adornments="標準"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oto Sans" svg:font-family="'Noto Sans'" style:font-adornments="太字" style:font-family-generic="swiss" style:font-pitch="variable"/>
    <style:font-face style:name="Noto Serif" svg:font-family="'Noto Serif'" style:font-adornments="標準"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c52b" officeooo:paragraph-rsid="001cc52b"/>
    </style:style>
    <style:style style:name="P3" style:family="paragraph" style:parent-style-name="Text_20_body">
      <style:text-properties officeooo:rsid="001e1ff4" officeooo:paragraph-rsid="001e1ff4"/>
    </style:style>
    <style:style style:name="T1" style:family="text">
      <style:text-properties officeooo:rsid="001cc52b"/>
    </style:style>
    <style:style style:name="T2" style:family="text">
      <style:text-properties officeooo:rsid="001e1ff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itle</text:p>
      <text:p text:style-name="Subtitle">Sub title</text:p>
      <text:p text:style-name="Author">author</text:p>
      <text:p text:style-name="Date">date</text:p>
      <text:p text:style-name="P2"/>
      <text:p text:style-name="Abstract">abstract</text:p>
      <text:p text:style-name="Abstract">ああああああああああああああああああああああああああああああああいいいいいいいいいいいいいいいいいいいいいいいいいいいいううううううううううううううううううううううううううううえええええええええええええええええええええええええええええ</text:p>
      <text:h text:style-name="Heading_20_1" text:outline-level="1">ヘッダー1</text:h>
      <text:p text:style-name="First_20_paragraph">ホゲホゲホゲ<text:span text:style-name="T2">イイイイイイ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い</text:span></text:p>
      <text:p text:style-name="P3">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う</text:p>
      <text:h text:style-name="Heading_20_2" text:outline-level="2">ヘッダ<text:span text:style-name="T1">ー2</text:span></text:h>
      <text:p text:style-name="First_20_paragraph">あああああああああああああああああああああああああ</text:p>
      <text:p text:style-name="Text_20_body"/>
      <text:p text:style-name="Text_20_body">いいいいいいいいいいいいいいいいいいいいいいいいいいいい</text:p>
      <text:h text:style-name="Heading_20_3" text:outline-level="3">ヘッダ<text:span text:style-name="T1">ー3</text:span></text:h>
      <text:p text:style-name="First_20_paragraph">あああああああああああああああああ</text:p>
      <text:h text:style-name="Heading_20_4" text:outline-level="4"><text:soft-page-break/>ヘッダ<text:span text:style-name="T1">ー4</text:span></text:h>
      <text:h text:style-name="Heading_20_5" text:outline-level="5">ヘッダ<text:span text:style-name="T1">ー5</text:span></text:h>
      <text:h text:style-name="Heading_20_6" text:outline-level="6">ヘッダ<text:span text:style-name="T1">ー6</text:span></text:h>
      <text:p text:style-name="P3">あああああああああああああああああああ</text:p>
      <text:p text:style-name="List_20_1_20_Star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BIZ UDGothic" svg:font-family="'BIZ UDGothic'" style:font-adornments="太字" style:font-family-generic="swiss" style:font-pitch="variable"/>
    <style:font-face style:name="BIZ UDGothic1" svg:font-family="'BIZ UDGothic'" style:font-adornments="標準" style:font-family-generic="swiss" style:font-pitch="variable"/>
    <style:font-face style:name="BIZ UDMincho" svg:font-family="'BIZ UDMincho'" style:font-adornments="標準"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Noto Sans" svg:font-family="'Noto Sans'" style:font-adornments="太字" style:font-family-generic="swiss" style:font-pitch="variable"/>
    <style:font-face style:name="Noto Serif" svg:font-family="'Noto Serif'" style:font-adornments="標準" style:font-family-generic="roman"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ab-stops/>
        <style:drop-cap/>
      </style:paragraph-properties>
      <style:text-properties style:font-name="Noto Serif" fo:font-family="'Noto Serif'" style:font-style-name="標準" style:font-family-generic="roman" style:font-pitch="variable" style:font-name-asian="BIZ UDMincho" style:font-family-asian="'BIZ UDMincho'" style:font-style-name-asian="標準" style:font-pitch-asian="variable" style:language-asian="none" style:country-asian="none"/>
    </style:style>
    <style:style style:name="Author" style:family="paragraph" style:parent-style-name="Standard" style:class="html">
      <style:paragraph-properties fo:text-align="center" style:justify-single-word="false"/>
      <style:text-properties style:font-name="Noto Sans" fo:font-family="'Noto Sans'" style:font-style-name="太字" style:font-family-generic="swiss" style:font-pitch="variable" fo:font-weight="bold" style:font-name-asian="BIZ UDGothic" style:font-family-asian="'BIZ UDGothic'" style:font-style-name-asian="太字" style:font-family-generic-asian="swiss" style:font-pitch-asian="variable" style:font-weight-asian="bold"/>
    </style:style>
    <style:style style:name="Date" style:family="paragraph" style:parent-style-name="Standard" style:class="html">
      <style:paragraph-properties fo:text-align="center" style:justify-single-word="false"/>
      <style:text-properties style:font-name="Noto Sans" fo:font-family="'Noto Sans'" style:font-style-name="太字" style:font-family-generic="swiss" style:font-pitch="variable" fo:font-weight="bold" style:font-name-asian="BIZ UDGothic" style:font-family-asian="'BIZ UDGothic'" style:font-style-name-asian="太字" style:font-family-generic-asian="swiss" style:font-pitch-asian="variable" style:font-weight-asian="bold"/>
    </style:style>
    <style:style style:name="Abstract" style:family="paragraph" style:parent-style-name="Standard" style:class="html">
      <style:paragraph-properties fo:margin-left="1.499cm" fo:margin-right="1.499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Caption" style:family="paragraph" style:parent-style-name="Caption" style:class="extra"/>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padding="0.049cm" fo:border-left="6.01pt solid #729fcf" fo:border-right="none" fo:border-top="none" fo:border-bottom="2.01pt solid #729fcf"/>
      <style:text-properties fo:font-size="20pt" fo:font-weight="bold" style:font-name-asian="BIZ UDGothic" style:font-family-asian="'BIZ UDGothic'" style:font-style-name-asian="太字" style:font-family-generic-asian="swiss" style:font-pitch-asian="variable" style:font-size-asian="20pt"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049cm" fo:border-left="4pt solid #5983b0" fo:border-right="none" fo:border-top="none" fo:border-bottom="2.01pt solid #5983b0"/>
      <style:text-properties fo:font-size="18pt" fo:font-style="normal" fo:font-weight="bold" style:font-name-asian="BIZ UDGothic" style:font-family-asian="'BIZ UDGothic'" style:font-style-name-asian="太字" style:font-family-generic-asian="swiss" style:font-pitch-asian="variable"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padding="0.049cm" fo:border-left="2.24pt solid #5983b0" fo:border-right="none" fo:border-top="none" fo:border-bottom="1.5pt solid #5983b0"/>
      <style:text-properties fo:font-size="16pt" fo:font-weight="bold" style:font-name-asian="BIZ UDGothic" style:font-family-asian="'BIZ UDGothic'" style:font-style-name-asian="太字" style:font-family-generic-asian="swiss" style:font-pitch-asian="variable" style:font-size-asian="16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padding="0.049cm" fo:border-left="3pt solid #5983b0" fo:border-right="none" fo:border-top="none" fo:border-bottom="none"/>
      <style:text-properties fo:font-size="14pt" fo:font-style="normal" fo:font-weight="bold" style:font-name-asian="BIZ UDGothic" style:font-family-asian="'BIZ UDGothic'" style:font-style-name-asian="太字" style:font-family-generic-asian="swiss" style:font-pitch-asian="variable" style:font-size-asian="14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padding="0.049cm" fo:border-left="2.24pt solid #5983b0" fo:border-right="none" fo:border-top="none" fo:border-bottom="none"/>
      <style:text-properties fo:font-size="12pt" fo:font-weight="bold" style:font-name-asian="BIZ UDGothic" style:font-family-asian="'BIZ UDGothic'" style:font-style-name-asian="太字" style:font-family-generic-asian="swiss" style:font-pitch-asian="variable" style:font-size-asian="12pt"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padding="0.049cm" fo:border-left="1.5pt solid #5983b0" fo:border-right="none" fo:border-top="none" fo:border-bottom="none"/>
      <style:text-properties fo:font-size="12pt" fo:font-weight="bold" style:font-name-asian="BIZ UDGothic" style:font-family-asian="'BIZ UDGothic'" style:font-style-name-asian="太字" style:font-family-generic-asian="swiss" style:font-pitch-asian="variable" style:font-size-asian="12pt"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name-asian="BIZ UDGothic" style:font-family-asian="'BIZ UDGothic'" style:font-style-name-asian="太字" style:font-family-generic-asian="swiss" style:font-pitch-asian="variable"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20pt" style:font-name-asian="BIZ UDGothic1" style:font-family-asian="'BIZ UDGothic'" style:font-style-name-asian="標準" style:font-family-generic-asian="swiss" style:font-pitch-asian="variable" style:font-size-asian="20pt" style:font-size-complex="18pt"/>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tab-stops/>
      </style:paragraph-properties>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_20_Cont." style:display-name="List 2 Cont." style:family="paragraph" style:parent-style-name="List" style:class="list">
      <style:paragraph-properties fo:margin-left="1.27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date>2025-08-04T11:38:05.794648541</dc:date>
    <meta:editing-duration>PT51M13S</meta:editing-duration>
    <meta:editing-cycles>2</meta:editing-cycles>
    <meta:document-statistic meta:table-count="0" meta:image-count="0" meta:object-count="0" meta:page-count="2" meta:paragraph-count="19" meta:word-count="477" meta:character-count="504" meta:non-whitespace-character-count="502"/>
  </office:meta>
</office:document-meta>
</file>